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fill="solid" draw:fill-color="#ffffff" draw:textarea-vertical-align="middle" draw:auto-grow-height="false" fo:min-height="0cm" fo:min-width="0cm"/>
    </style:style>
    <style:style style:name="gr7" style:family="graphic" style:parent-style-name="standard">
      <style:graphic-properties draw:marker-end="Arrow" draw:marker-end-width="0.3cm" draw:fill="solid" draw:fill-color="#ffffff" draw:textarea-horizontal-align="center" draw:textarea-vertical-align="middle"/>
    </style:style>
    <style:style style:name="gr8" style:family="graphic" style:parent-style-name="standard">
      <style:graphic-properties draw:marker-end="Arrow" draw:marker-end-width="0.3cm"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style>
    <style:style style:name="P4"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layer="layout" svg:width="11.115cm" svg:height="0.963cm" svg:x="1cm" svg:y="1cm">
          <draw:text-box>
            <text:p text:style-name="P1">Convert .gmt to google earth .kmz foo</text:p>
          </draw:text-box>
        </draw:frame>
        <draw:custom-shape draw:style-name="gr2" draw:text-style-name="P3" draw:layer="layout" svg:width="7.5cm" svg:height="9cm" svg:x="1cm" svg:y="2.5cm">
          <text:p text:style-name="P2">&lt;gmt&gt;</text:p>
          <text:p text:style-name="P2"><text:tab/><text:span text:style-name="T1">&lt;shp “test.shp” .../&gt;</text:span></text:p>
          <text:p text:style-name="P2"><text:span text:style-name="T1"><text:tab/></text:span><text:span text:style-name="T1">&lt;gml “measure” .../&gt;</text:span></text:p>
          <text:p text:style-name="P2"><text:span text:style-name="T1"><text:tab/></text:span><text:span text:style-name="T1">...</text:span></text:p>
          <text:p text:style-name="P2">&lt;/gmt&gt;</text:p>
          <text:p text:style-name="P3"/>
          <text:p text:style-name="P3"/>
          <text:p text:style-name="P3"/>
          <text:p text:style-name="P3"/>
          <text:p text:style-name="P3"/>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3" draw:text-style-name="P4" draw:layer="layout" svg:x1="7cm" svg:y1="5cm" svg:x2="13.5cm" svg:y2="5cm">
          <text:p text:style-name="P3"><text:span text:style-name="T1">feature</text:span></text:p>
          <text:p text:style-name="P3"/>
        </draw:line>
        <draw:custom-shape draw:style-name="gr2" draw:text-style-name="P4" draw:layer="layout" svg:width="9.5cm" svg:height="6cm" svg:x="12.5cm" svg:y="2cm">
          <text:p text:style-name="P3">sld rule with feature</text:p>
          <text:p text:style-name="P3">geometry</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4" draw:text-style-name="P4" draw:layer="layout" svg:width="12.5cm" svg:height="5cm" svg:x="8.5cm" svg:y="11cm">
          <text:p text:style-name="P1"/>
        </draw:rect>
        <draw:rect draw:style-name="gr5" draw:text-style-name="P4" draw:layer="layout" svg:width="12.5cm" svg:height="5cm" svg:x="8cm" svg:y="10.5cm">
          <text:p text:style-name="P3">Convert (feature, geometryFilter, style)</text:p>
        </draw:rect>
        <draw:custom-shape draw:style-name="gr6" draw:text-style-name="P3" draw:layer="layout" svg:width="3cm" svg:height="2.5cm" svg:x="19.5cm" svg:y="1.2cm">
          <text:p text:style-name="P3">generates style</text:p>
          <draw:enhanced-geometry svg:viewBox="0 0 21600 21600" draw:text-areas="0 0 21600 21600" draw:type="circular-arrow" draw:modifiers="180 87.8881398627385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7" draw:text-style-name="P4" draw:layer="layout" svg:x1="16cm" svg:y1="8cm" svg:x2="16.5cm" svg:y2="11.5cm">
          <text:p text:style-name="P1"/>
        </draw:line>
        <draw:frame draw:style-name="gr1" draw:layer="layout" svg:width="6.522cm" svg:height="0.963cm" svg:x="12.978cm" svg:y="8.537cm">
          <draw:text-box>
            <text:p text:style-name="P1">Returns placeholder[]</text:p>
          </draw:text-box>
        </draw:frame>
        <draw:custom-shape draw:style-name="gr2" draw:text-style-name="P4" draw:layer="layout" svg:width="4.5cm" svg:height="5.5cm" svg:x="22.5cm" svg:y="12cm">
          <text:p text:style-name="P3">Stores km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4" draw:layer="layout" svg:x1="20.5cm" svg:y1="6.5cm" svg:x2="24.5cm" svg:y2="12cm">
          <text:p text:style-name="P3">Styles, placeholders</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8$Build-9161</meta:generator>
    <meta:creation-date>2007-09-10T09:50:31</meta:creation-date>
    <dc:date>2007-09-10T09:59:37</dc:date>
    <dc:language>en-US</dc:language>
    <meta:editing-cycles>2</meta:editing-cycles>
    <meta:editing-duration>PT9M6S</meta:editing-duration>
    <meta:user-defined meta:name="Info 1"/>
    <meta:user-defined meta:name="Info 2"/>
    <meta:user-defined meta:name="Info 3"/>
    <meta:user-defined meta:name="Info 4"/>
    <meta:document-statistic meta:object-count="11"/>
  </office:meta>
</office:document-meta>
</file>